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060494"/>
    </style:style>
    <style:style style:name="P2" style:family="paragraph" style:parent-style-name="Preformatted_20_Text">
      <style:paragraph-properties fo:margin-top="0in" fo:margin-bottom="0.1965in" style:contextual-spacing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P4" style:family="paragraph" style:parent-style-name="Text_20_body">
      <style:paragraph-properties fo:padding="0in" fo:border="none"/>
    </style:style>
    <style:style style:name="P5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6" style:family="paragraph" style:parent-style-name="Text_20_body" style:list-style-name="L1">
      <style:paragraph-properties fo:padding="0in" fo:border="none"/>
    </style:style>
    <style:style style:name="P7" style:family="paragraph" style:parent-style-name="Text_20_body" style:list-style-name="L2">
      <style:paragraph-properties fo:margin-top="0in" fo:margin-bottom="0in" style:contextual-spacing="false" fo:padding="0in" fo:border="none"/>
    </style:style>
    <style:style style:name="P8" style:family="paragraph" style:parent-style-name="Text_20_body" style:list-style-name="L2">
      <style:paragraph-properties fo:padding="0in" fo:border="none"/>
    </style:style>
    <style:style style:name="P9" style:family="paragraph" style:parent-style-name="Text_20_body">
      <style:text-properties style:font-name="Liberation Mono"/>
    </style:style>
    <style:style style:name="T1" style:family="text">
      <style:text-properties loext:padding="0.0193in" loext:border="0.06pt solid #000000"/>
    </style:style>
    <style:style style:name="T2" style:family="text">
      <style:text-properties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945. Sum of Digits of String After Convert</text:h>
      <text:p text:style-name="P4">You are given a string <text:span text:style-name="Source_20_Text"><text:span text:style-name="T1">s</text:span></text:span> consisting of lowercase English letters, and an integer <text:span text:style-name="Source_20_Text"><text:span text:style-name="T1">k</text:span></text:span>.</text:p>
      <text:p text:style-name="P4">First, <text:span text:style-name="Strong_20_Emphasis"><text:span text:style-name="T2">convert</text:span></text:span> <text:span text:style-name="Source_20_Text"><text:span text:style-name="T1">s</text:span></text:span> into an integer by replacing each letter with its position in the alphabet (i.e., replace <text:span text:style-name="Source_20_Text"><text:span text:style-name="T1">'a'</text:span></text:span> with <text:span text:style-name="Source_20_Text"><text:span text:style-name="T1">1</text:span></text:span>, <text:span text:style-name="Source_20_Text"><text:span text:style-name="T1">'b'</text:span></text:span> with <text:span text:style-name="Source_20_Text"><text:span text:style-name="T1">2</text:span></text:span>, ..., <text:span text:style-name="Source_20_Text"><text:span text:style-name="T1">'z'</text:span></text:span> with <text:span text:style-name="Source_20_Text"><text:span text:style-name="T1">26</text:span></text:span>). Then, <text:span text:style-name="Strong_20_Emphasis"><text:span text:style-name="T2">transform</text:span></text:span> the integer by replacing it with the <text:span text:style-name="Strong_20_Emphasis"><text:span text:style-name="T2">sum of its digits</text:span></text:span>. Repeat the <text:span text:style-name="Strong_20_Emphasis"><text:span text:style-name="T2">transform</text:span></text:span> operation <text:span text:style-name="Source_20_Text"><text:span text:style-name="T1">k</text:span></text:span><text:span text:style-name="Strong_20_Emphasis"><text:span text:style-name="T2"> times</text:span></text:span> in total.</text:p>
      <text:p text:style-name="P4">For example, if <text:span text:style-name="Source_20_Text"><text:span text:style-name="T1">s = "zbax"</text:span></text:span> and <text:span text:style-name="Source_20_Text"><text:span text:style-name="T1">k = 2</text:span></text:span>, then the resulting integer would be <text:span text:style-name="Source_20_Text"><text:span text:style-name="T1">8</text:span></text:span> by the following operations:</text:p>
      <text:list xml:id="list2522735742" text:style-name="L1">
        <text:list-item>
          <text:p text:style-name="P5"><text:span text:style-name="Strong_20_Emphasis"><text:span text:style-name="T2">Convert</text:span></text:span>: <text:span text:style-name="Source_20_Text"><text:span text:style-name="T1">"zbax" ➝ "(26)(2)(1)(24)" ➝ "262124" ➝ 262124</text:span></text:span></text:p>
        </text:list-item>
        <text:list-item>
          <text:p text:style-name="P5"><text:span text:style-name="Strong_20_Emphasis"><text:span text:style-name="T2">Transform #1</text:span></text:span>: <text:span text:style-name="Source_20_Text"><text:span text:style-name="T1">262124 ➝ 2 + 6 + 2 + 1 + 2 + 4 ➝ 17</text:span></text:span></text:p>
        </text:list-item>
        <text:list-item>
          <text:p text:style-name="P6"><text:span text:style-name="Strong_20_Emphasis"><text:span text:style-name="T2">Transform #2</text:span></text:span>: <text:span text:style-name="Source_20_Text"><text:span text:style-name="T1">17 ➝ 1 + 7 ➝ 8</text:span></text:span></text:p>
        </text:list-item>
      </text:list>
      <text:p text:style-name="P4">Return <text:span text:style-name="Emphasis"><text:span text:style-name="T2">the resulting integer after performing the operations described above</text:span></text:span>.</text:p>
      <text:p text:style-name="P4"><text:span text:style-name="Strong_20_Emphasis"><text:span text:style-name="T2">Example 1:</text:span></text:span></text:p>
      <text:p text:style-name="P3"><text:span text:style-name="Strong_20_Emphasis"><text:span text:style-name="T2">Input:</text:span></text:span> s = "iiii", k = 1</text:p>
      <text:p text:style-name="P3"><text:span text:style-name="Strong_20_Emphasis"><text:span text:style-name="T2">Output:</text:span></text:span> 36</text:p>
      <text:p text:style-name="P3"><text:span text:style-name="Strong_20_Emphasis"><text:span text:style-name="T2">Explanation:</text:span></text:span> The operations are as follows:</text:p>
      <text:p text:style-name="P3">- Convert: "iiii" ➝ "(9)(9)(9)(9)" ➝ "9999" ➝ 9999</text:p>
      <text:p text:style-name="P3">- Transform #1: 9999 ➝ 9 + 9 + 9 + 9 ➝ 36</text:p>
      <text:p text:style-name="P2">Thus the resulting integer is 36.</text:p>
      <text:p text:style-name="P4"><text:span text:style-name="Strong_20_Emphasis"><text:span text:style-name="T2">Example 2:</text:span></text:span></text:p>
      <text:p text:style-name="P3"><text:span text:style-name="Strong_20_Emphasis"><text:span text:style-name="T2">Input:</text:span></text:span> s = "leetcode", k = 2</text:p>
      <text:p text:style-name="P3"><text:span text:style-name="Strong_20_Emphasis"><text:span text:style-name="T2">Output:</text:span></text:span> 6</text:p>
      <text:p text:style-name="P3"><text:span text:style-name="Strong_20_Emphasis"><text:span text:style-name="T2">Explanation:</text:span></text:span> The operations are as follows:</text:p>
      <text:p text:style-name="P3">- Convert: "leetcode" ➝ "(12)(5)(5)(20)(3)(15)(4)(5)" ➝ "12552031545" ➝ 12552031545</text:p>
      <text:p text:style-name="P3">- Transform #1: 12552031545 ➝ 1 + 2 + 5 + 5 + 2 + 0 + 3 + 1 + 5 + 4 + 5 ➝ 33</text:p>
      <text:p text:style-name="P3">- Transform #2: 33 ➝ 3 + 3 ➝ 6</text:p>
      <text:p text:style-name="P2">Thus the resulting integer is 6.</text:p>
      <text:p text:style-name="P4"><text:span text:style-name="Strong_20_Emphasis"><text:span text:style-name="T2">Example 3:</text:span></text:span></text:p>
      <text:p text:style-name="P3"><text:span text:style-name="Strong_20_Emphasis"><text:span text:style-name="T2">Input:</text:span></text:span> s = "zbax", k = 2</text:p>
      <text:p text:style-name="P2"><text:span text:style-name="Strong_20_Emphasis"><text:span text:style-name="T2">Output:</text:span></text:span> 8</text:p>
      <text:p text:style-name="P4"><text:span text:style-name="Strong_20_Emphasis"><text:span text:style-name="T2">Constraints:</text:span></text:span></text:p>
      <text:list xml:id="list4170354210" text:style-name="L2">
        <text:list-item>
          <text:p text:style-name="P7"><text:span text:style-name="Source_20_Text"><text:span text:style-name="T1">1 &lt;= s.length &lt;= 100</text:span></text:span></text:p>
        </text:list-item>
        <text:list-item>
          <text:p text:style-name="P7"><text:span text:style-name="Source_20_Text"><text:span text:style-name="T1">1 &lt;= k &lt;= 10</text:span></text:span></text:p>
        </text:list-item>
        <text:list-item>
          <text:p text:style-name="P8"><text:span text:style-name="Source_20_Text"><text:span text:style-name="T1">s</text:span></text:span> consists of lowercase English letters.</text:p>
        </text:list-item>
      </text:list>
      <text:p text:style-name="Text_20_body"/>
      <text:h text:style-name="P1" text:outline-level="1">1945. Sum of Digits of String After Convert</text:h>
      <text:p text:style-name="P9">/*</text:p>
      <text:p text:style-name="P9"><text:s text:c="4"/>Straight forward simulation</text:p>
      <text:p text:style-name="P9"><text:s text:c="4"/>Time complexity: O(n+kn)=O(kn)</text:p>
      <text:p text:style-name="P9"><text:s text:c="4"/>Space commplexity: O(1)</text:p>
      <text:p text:style-name="P9">*/</text:p>
      <text:p text:style-name="P9">class Solution {</text:p>
      <text:p text:style-name="P9"><text:s text:c="4"/>public:</text:p>
      <text:p text:style-name="P9"><text:s text:c="8"/>int getLucky(string s, int k) {</text:p>
      <text:p text:style-name="P9"><text:s text:c="12"/>std::string number = "";</text:p>
      <text:p text:style-name="P9"><text:s text:c="12"/>for (char &amp;c: s) {</text:p>
      <text:p text:style-name="P9"><text:s text:c="16"/>number+=std::to_string(c-'a'+1);</text:p>
      <text:p text:style-name="P9"><text:s text:c="12"/>}</text:p>
      <text:p text:style-name="P9"><text:s text:c="12"/></text:p>
      <text:p text:style-name="P9"><text:s text:c="12"/>while (k--){</text:p>
      <text:p text:style-name="P9"><text:s text:c="16"/>int temp = 0;</text:p>
      <text:p text:style-name="P9"><text:s text:c="16"/>for (char x: number) {</text:p>
      <text:p text:style-name="P9"><text:s text:c="20"/>temp+=x-'0';</text:p>
      <text:p text:style-name="P9"><text:s text:c="16"/>}</text:p>
      <text:p text:style-name="P9"><text:s text:c="16"/>number=std::to_string(temp);</text:p>
      <text:p text:style-name="P9"><text:s text:c="12"/>}</text:p>
      <text:p text:style-name="P9"><text:s text:c="12"/>return stoi(number);</text:p>
      <text:p text:style-name="P9"><text:s text:c="8"/>}</text:p>
      <text:p text:style-name="P9">};</text:p>
      <text:h text:style-name="P1" text:outline-level="1">1945. Sum of Digits of String After Convert</text:h>
      <text:p text:style-name="P9">/*</text:p>
      <text:p text:style-name="P9"><text:s text:c="4"/>Math</text:p>
      <text:p text:style-name="P9"><text:s text:c="4"/>Time complexity: O(n)</text:p>
      <text:p text:style-name="P9"><text:s text:c="4"/>Space commplexity: O(1)</text:p>
      <text:p text:style-name="P9">*/</text:p>
      <text:p text:style-name="P9">class Solution {</text:p>
      <text:p text:style-name="P9"><text:s text:c="4"/>public:</text:p>
      <text:p text:style-name="P9"><text:s text:c="8"/>int getLucky(std::string s,int k){</text:p>
      <text:p text:style-name="P9"><text:s text:c="12"/>int ans=0;</text:p>
      <text:p text:style-name="P9"><text:s text:c="12"/>for(char&amp; c: s){</text:p>
      <text:p text:style-name="P9"><text:s text:c="16"/>int x=c-'a'+1;</text:p>
      <text:p text:style-name="P9"><text:s text:c="16"/>ans+=x/10+x%10;</text:p>
      <text:p text:style-name="P9"><text:s text:c="12"/>}</text:p>
      <text:p text:style-name="P9"/>
      <text:p text:style-name="P9"><text:s text:c="12"/>if(k==1) return ans;</text:p>
      <text:p text:style-name="P9"><text:s text:c="12"/>else if(k==2){</text:p>
      <text:p text:style-name="P9"><text:s text:c="16"/>if(ans&lt;10) return ans;</text:p>
      <text:p text:style-name="P9"><text:s text:c="16"/>else if(ans&lt;100) return ans/10+ans%10;</text:p>
      <text:p text:style-name="P9"><text:s text:c="16"/>else if(ans&lt;1000) return ans%10+ans/100+ans/10%10;</text:p>
      <text:p text:style-name="P9"><text:s text:c="16"/>else return ans%10+ans/1000+ans/100%10+ans%100/10;</text:p>
      <text:p text:style-name="P9"><text:s text:c="12"/>}</text:p>
      <text:p text:style-name="P9"><text:s text:c="8"/></text:p>
      <text:p text:style-name="P9"><text:s text:c="12"/>return ans%9==0?9:ans%9;</text:p>
      <text:p text:style-name="P9"><text:s text:c="8"/>}</text:p>
      <text:p text:style-name="P9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08:09:42.588436273</meta:creation-date>
    <dc:date>2024-09-03T08:11:47.206801551</dc:date>
    <meta:editing-duration>PT2M5S</meta:editing-duration>
    <meta:editing-cycles>1</meta:editing-cycles>
    <meta:document-statistic meta:table-count="0" meta:image-count="0" meta:object-count="0" meta:page-count="3" meta:paragraph-count="80" meta:word-count="406" meta:character-count="2601" meta:non-whitespace-character-count="1843"/>
    <meta:generator>LibreOffice/7.3.7.2$Linux_X86_64 LibreOffice_project/30$Build-2</meta:generator>
  </office:meta>
</office:document-meta>
</file>